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799cm" fo:margin-left="0.873cm" table:align="left" style:writing-mode="lr-tb"/>
    </style:style>
    <style:style style:name="Table1.A" style:family="table-column">
      <style:table-column-properties style:column-width="9.65cm"/>
    </style:style>
    <style:style style:name="Table1.B" style:family="table-column">
      <style:table-column-properties style:column-width="6.1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1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5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6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3" style:family="paragraph" style:parent-style-name="Standard">
      <style:text-properties fo:font-size="14pt" fo:language="uk" fo:country="UA" style:font-size-asian="14pt" style:font-size-complex="14pt"/>
    </style:style>
    <style:style style:name="P24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</style:style>
    <style:style style:name="P26" style:family="paragraph" style:parent-style-name="Standard" style:list-style-name="Numbering_20_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27" style:family="paragraph" style:parent-style-name="Standard" style:list-style-name="Numbering_20_2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fo:background-color="#ffffff" style:font-name-asian="Calibri" style:font-size-asian="14pt" style:language-asian="en" style:country-asian="US" style:font-weight-asian="normal" style:font-name-complex="Times New Roman4" style:font-size-complex="14pt" style:font-weight-complex="normal"/>
    </style:style>
    <style:style style:name="P30" style:family="paragraph" style:parent-style-name="Heading_20_2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31" style:family="paragraph" style:parent-style-name="Heading_20_2">
      <style:text-properties fo:font-size="14pt" fo:language="uk" fo:country="UA" fo:font-weight="bold" style:font-size-asian="14pt" style:font-weight-asian="bold" style:font-size-complex="14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font-size="14pt" fo:language="uk" fo:country="UA" fo:font-weight="bold" style:font-size-asian="14pt" style:font-weight-asian="bold" style:font-size-complex="14pt"/>
    </style:style>
    <style:style style:name="P34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style:font-weight-complex="bold"/>
    </style:style>
    <style:style style:name="T3" style:family="text">
      <style:text-properties fo:font-size="14pt" fo:language="uk" fo:country="UA" fo:font-weight="bold" style:font-size-asian="14pt" style:font-weight-asian="bold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3.5pt" fo:language="uk" fo:country="UA" style:font-size-asian="13.5pt" style:font-size-complex="13.5pt"/>
    </style:style>
    <style:style style:name="T8" style:family="text">
      <style:text-properties fo:color="#000000" fo:font-size="14pt" fo:language="uk" fo:country="U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1">“ЗАТВЕРДЖЕНО”</text:p>
      <text:p text:style-name="P11">Завідувач кафедри</text:p>
      <text:p text:style-name="P11">__________ І.А.Дичка</text:p>
      <text:p text:style-name="P12"><text:span text:style-name="T2">“___” ____________ 201</text:span><text:span text:style-name="T6">3</text:span><text:span text:style-name="T2"> р.<text:tab/></text:span></text:p>
      <text:p text:style-name="P2"/>
      <text:p text:style-name="P8"/>
      <text:p text:style-name="P8"/>
      <text:p text:style-name="P8"/>
      <text:p text:style-name="P7">СИСТЕМА РОЗПІЗНАВАННЯ ГРАФІЧНИХ ОБРАЗІВ НА ОСНОВІ ВИКОРИСТАННЯ ГРАФІЧНИХ ПРОЦЕСОРІВ</text:p>
      <text:p text:style-name="P2">Керівництво користувача</text:p>
      <text:p text:style-name="P10"><text:span text:style-name="T1">ПЗКС.</text:span><text:span text:style-name="T7">045490</text:span><text:span text:style-name="T8">-05-34</text:span>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“ПОГОДЖЕНО”</text:p>
            <text:p text:style-name="P13"/>
            <text:p text:style-name="P13">Керівник проекту:</text:p>
            <text:p text:style-name="P14"><text:span text:style-name="T2">__________ </text:span><text:span text:style-name="T2">О.І. Марченко</text:span></text:p>
            <text:p text:style-name="P13"/>
            <text:p text:style-name="P13">Нормоконтроль:</text:p>
            <text:p text:style-name="P14"><text:span text:style-name="T2">__________ М.В.</text:span><text:span text:style-name="T6"> </text:span><text:span text:style-name="T2">Онай</text:span></text:p>
            <text:p text:style-name="P15">__” ____________ 2011 р.</text:p>
          </table:table-cell>
          <table:table-cell table:style-name="Table1.A1" office:value-type="string">
            <text:p text:style-name="P4"/>
            <text:p text:style-name="P3"/>
            <text:p text:style-name="P3"/>
            <text:p text:style-name="P3"/>
            <text:p text:style-name="P6"/>
            <text:p text:style-name="P16"><text:span text:style-name="T2">Виконавець:</text:span><text:span text:style-name="T4"> </text:span></text:p>
            <text:p text:style-name="P17">__________ О.В. Паляниця</text:p>
            <text:p text:style-name="P5"/>
          </table:table-cell>
        </table:table-row>
      </table:table>
      <text:p text:style-name="P18"/>
      <text:p text:style-name="P5"/>
      <text:p text:style-name="P10"><text:span text:style-name="T2">201</text:span><text:span text:style-name="T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9">ЗМІСТ</text:p>
          </text:index-title>
          <text:p text:style-name="P21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21"><text:a xlink:type="simple" xlink:href="#__RefHeading__2132_122874175" text:style-name="Index_20_Link" text:visited-style-name="Index_20_Link">2. Опис параметрів командного рядка<text:tab/>4</text:a></text:p>
          <text:p text:style-name="P20"><text:s text:c="4"/><text:a xlink:type="simple" xlink:href="#__RefHeading__2134_122874175" text:style-name="Index_20_Link" text:visited-style-name="Index_20_Link">2.1. Параметр --image<text:tab/>4</text:a></text:p>
          <text:p text:style-name="P20"><text:s text:c="4"/><text:a xlink:type="simple" xlink:href="#__RefHeading__2136_122874175" text:style-name="Index_20_Link" text:visited-style-name="Index_20_Link">2.2. Параметр --camera<text:tab/>4</text:a></text:p>
          <text:p text:style-name="P20"><text:s text:c="4"/><text:a xlink:type="simple" xlink:href="#__RefHeading__2138_122874175" text:style-name="Index_20_Link" text:visited-style-name="Index_20_Link">2.3. Параметр --data<text:tab/>4</text:a></text:p>
          <text:p text:style-name="P20"><text:s text:c="4"/><text:a xlink:type="simple" xlink:href="#__RefHeading__2140_122874175" text:style-name="Index_20_Link" text:visited-style-name="Index_20_Link">2.4. Параметр --cpu<text:tab/>4</text:a></text:p>
          <text:p text:style-name="P20"><text:s text:c="4"/><text:a xlink:type="simple" xlink:href="#__RefHeading__2142_122874175" text:style-name="Index_20_Link" text:visited-style-name="Index_20_Link">2.5. Параметр --gpu<text:tab/>4</text:a></text:p>
          <text:p text:style-name="P20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5</text:a></text:p>
        </text:index-body>
      </text:table-of-content>
      <text:h text:style-name="P30" text:outline-level="2"/>
      <text:p text:style-name="P22"/>
      <text:p text:style-name="P22"/>
      <text:p text:style-name="P22"/>
      <text:p text:style-name="P22"/>
      <text:p text:style-name="P25"/>
      <text:h text:style-name="P32" text:outline-level="1"><text:bookmark-start text:name="__RefHeading__2130_122874175"/><text:span text:style-name="T3">1. Опис</text:span><text:span text:style-name="T3"> системи розпізнавання графічних образів на основі використання графічних процесорів</text:span><text:bookmark-end text:name="__RefHeading__2130_122874175"/></text:h>
      <text:p text:style-name="P23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p>
      <text:p text:style-name="P23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p>
      <text:list xml:id="list1760454564" text:style-name="Numbering_20_1">
        <text:list-item>
          <text:p text:style-name="P26">--image</text:p>
        </text:list-item>
        <text:list-item>
          <text:p text:style-name="P26">--camera</text:p>
        </text:list-item>
        <text:list-item>
          <text:p text:style-name="P26">--data</text:p>
        </text:list-item>
        <text:list-item>
          <text:p text:style-name="P26">--cpu</text:p>
        </text:list-item>
        <text:list-item>
          <text:p text:style-name="P26">--gpu</text:p>
        </text:list-item>
      </text:list>
      <text:h text:style-name="P33" text:outline-level="1"><text:bookmark-start text:name="__RefHeading__2132_122874175"/>2. Опис параметрів командного рядка<text:bookmark-end text:name="__RefHeading__2132_122874175"/></text:h>
      <text:h text:style-name="P31" text:outline-level="2"><text:bookmark-start text:name="__RefHeading__2134_122874175"/>2.1. Параметр --image<text:bookmark-end text:name="__RefHeading__2134_122874175"/></text:h>
      <text:p text:style-name="P23">Параметр —image дозволяє вказати шлях до зображення на якому необхідно виявити обличчя.</text:p>
      <text:p text:style-name="P23">Приклад використання: --image /home/olehp/lena.jpg</text:p>
      <text:h text:style-name="P31" text:outline-level="2"/>
      <text:h text:style-name="Heading_20_2" text:outline-level="2"><text:bookmark-start text:name="__RefHeading__2136_122874175"/><text:span text:style-name="T3">2.</text:span><text:span text:style-name="T3">2</text:span><text:span text:style-name="T3">. Параметр </text:span><text:span text:style-name="T3">--</text:span><text:span text:style-name="T3">camera</text:span><text:bookmark-end text:name="__RefHeading__2136_122874175"/></text:h>
      <text:p text:style-name="Standard"><text:span text:style-name="T5">Параметр </text:span><text:span text:style-name="T5">--camera</text:span><text:span text:style-name="T5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1494498751" text:style-name="Numbering_20_2">
        <text:list-item>
          <text:p text:style-name="P27">довжину кадру, що отримується;</text:p>
        </text:list-item>
        <text:list-item>
          <text:p text:style-name="P27">ширину кадру, що отримується;</text:p>
        </text:list-item>
        <text:list-item>
          <text:p text:style-name="P27">ідентифікатор веб-камери, що буде використовуватись.</text:p>
        </text:list-item>
      </text:list>
      <text:p text:style-name="P24">Приклад використання: --camera 640 480 0</text:p>
      <text:h text:style-name="P31" text:outline-level="2"/>
      <text:h text:style-name="Heading_20_2" text:outline-level="2"><text:bookmark-start text:name="__RefHeading__2138_122874175"/><text:span text:style-name="T3">2.</text:span><text:span text:style-name="T3">3</text:span><text:span text:style-name="T3">. Параметр </text:span><text:span text:style-name="T3">--data</text:span><text:bookmark-end text:name="__RefHeading__2138_122874175"/></text:h>
      <text:p text:style-name="P23">Параметр --data дозволяє вказати шлях до даних, що отримуються при тренуванні класифікаторів.</text:p>
      <text:p text:style-name="P23">Приклад використання: --data /home/olehp/data.xml</text:p>
      <text:h text:style-name="P31" text:outline-level="2"/>
      <text:h text:style-name="Heading_20_2" text:outline-level="2"><text:bookmark-start text:name="__RefHeading__2140_122874175"/><text:span text:style-name="T3">2.</text:span><text:span text:style-name="T3">4</text:span><text:span text:style-name="T3">. Параметр </text:span><text:span text:style-name="T3">--cpu</text:span><text:bookmark-end text:name="__RefHeading__2140_122874175"/></text:h>
      <text:p text:style-name="P23">Параметр --cpu вказує на необхідність використання лише центрального процесора при роботі.</text:p>
      <text:h text:style-name="P31" text:outline-level="2"/>
      <text:h text:style-name="Heading_20_2" text:outline-level="2"><text:bookmark-start text:name="__RefHeading__2142_122874175"/><text:span text:style-name="T3">2.</text:span><text:span text:style-name="T3">5</text:span><text:span text:style-name="T3">. Параметр </text:span><text:span text:style-name="T3">--</text:span><text:span text:style-name="T3">g</text:span><text:span text:style-name="T3">pu</text:span><text:bookmark-end text:name="__RefHeading__2142_122874175"/></text:h>
      <text:p text:style-name="Standard"><text:span text:style-name="T1">Параметр </text:span><text:span text:style-name="T1">--g</text:span><text:span text:style-name="T1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oft-page-break/><text:span text:style-name="T1">2.</text:span><text:span text:style-name="T1">6</text:span><text:span text:style-name="T1">. Комбінації параметрів, що призводять до невизначеної поведінки</text:span><text:bookmark-end text:name="__RefHeading__2144_122874175"/></text:h>
      <text:p text:style-name="P23">До невизначеної поведінки призводить одночасна передача наступних комбінацій параметрів командного рядка:</text:p>
      <text:list xml:id="list267731014" text:continue-list="list1760454564" text:style-name="Numbering_20_1">
        <text:list-item>
          <text:p text:style-name="P28">--cpu та --gpu</text:p>
        </text:list-item>
        <text:list-item>
          <text:p text:style-name="P29">--image та --cam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14T03:32:59</dc:date>
    <dc:creator>olehp </dc:creator>
    <meta:editing-duration>P1DT9H35M56S</meta:editing-duration>
    <meta:editing-cycles>50</meta:editing-cycles>
    <meta:generator>LibreOffice/3.5$Linux_X86_64 LibreOffice_project/350m1$Build-2</meta:generator>
    <meta:document-statistic meta:table-count="1" meta:image-count="0" meta:object-count="0" meta:page-count="5" meta:paragraph-count="57" meta:word-count="345" meta:character-count="2412" meta:non-whitespace-character-count="2239"/>
  </office:meta>
</office:document-meta>
</file>